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3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23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13]-[.F13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3])" office:value-type="float" office:value="150" calcext:value-type="float">
            <text:p>15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6.103468510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8-01">00/00/0000</text:date></text:span><text:span text:style-name="MT5"><text:s/>- </text:span><text:span text:style-name="MT5"><text:time style:data-style-name="N2" text:time-value="14:40:56.10466257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6.1079312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8-01T14:40:56.470874581</dc:date>
    <dc:language>pt-PT</dc:language>
    <meta:editing-cycles>703</meta:editing-cycles>
    <meta:editing-duration>P1DT7H9M33S</meta:editing-duration>
    <meta:print-date>2020-06-04T09:49:02.903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